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X^K</text:p>
          </table:table-cell>
          <table:table-cell office:value-type="string" calcext:value-type="string">
            <text:p>Y^K</text:p>
          </table:table-cell>
          <table:table-cell office:value-type="string" calcext:value-type="string">
            <text:p>E_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POWER([.A2]; 2)-[.A3]+0.5)/2" office:value-type="float" office:value="-0.25" calcext:value-type="float">
            <text:p>-0.25</text:p>
          </table:table-cell>
          <table:table-cell table:formula="of:=(-POWER([.B2];2)-(4 * POWER([.A3];2))+4+(8 * [.A3]))/8" office:value-type="float" office:value="0.9921875" calcext:value-type="float">
            <text:p>0.99218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POWER([.B2]; 2)-[.C2]+0.5)/2" office:value-type="float" office:value="-0.21484375" calcext:value-type="float">
            <text:p>-0.21484375</text:p>
          </table:table-cell>
          <table:table-cell table:formula="of:=(-POWER([.B3];2)-(4 * POWER([.C2];2))+4+(8 * [.C2]))/8" office:value-type="float" office:value="0.994199752807617" calcext:value-type="float">
            <text:p>0.994199752807617</text:p>
          </table:table-cell>
          <table:table-cell table:formula="of:=SQRT(POWER([.B3]-[.B2];2)+POWER([.C3]-[.C2];2))" office:value-type="float" office:value="0.0352137909834239" calcext:value-type="float">
            <text:p>0.0352137909834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POWER([.B3]; 2)-[.C3]+0.5)/2" office:value-type="float" office:value="-0.224020957946777" calcext:value-type="float">
            <text:p>-0.224020957946777</text:p>
          </table:table-cell>
          <table:table-cell table:formula="of:=(-POWER([.B4];2)-(4 * POWER([.C3];2))+4+(8 * [.C3]))/8" office:value-type="float" office:value="0.99371000486633" calcext:value-type="float">
            <text:p>0.993710004866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(POWER([.B4]; 2)-[.C4]+0.5)/2" office:value-type="float" office:value="-0.221762307633469" calcext:value-type="float">
            <text:p>-0.221762307633469</text:p>
          </table:table-cell>
          <table:table-cell table:formula="of:=(-POWER([.B5];2)-(4 * POWER([.C4];2))+4+(8 * [.C4]))/8" office:value-type="float" office:value="0.993832902844744" calcext:value-type="float">
            <text:p>0.9938329028447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POWER([.B5]; 2)-[.C5]+0.5)/2" office:value-type="float" office:value="-0.222327190878911" calcext:value-type="float">
            <text:p>-0.222327190878911</text:p>
          </table:table-cell>
          <table:table-cell table:formula="of:=(-POWER([.B6];2)-(4 * POWER([.C5];2))+4+(8 * [.C5]))/8" office:value-type="float" office:value="0.993802310980825" calcext:value-type="float">
            <text:p>0.9938023109808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(POWER([.B6]; 2)-[.C6]+0.5)/2" office:value-type="float" office:value="-0.222186465588359" calcext:value-type="float">
            <text:p>-0.222186465588359</text:p>
          </table:table-cell>
          <table:table-cell table:formula="of:=(-POWER([.B7];2)-(4 * POWER([.C6];2))+4+(8 * [.C6]))/8" office:value-type="float" office:value="0.99380994113908" calcext:value-type="float">
            <text:p>0.993809941139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(POWER([.B7]; 2)-[.C7]+0.5)/2" office:value-type="float" office:value="-0.222221557824217" calcext:value-type="float">
            <text:p>-0.222221557824217</text:p>
          </table:table-cell>
          <table:table-cell table:formula="of:=(-POWER([.B8];2)-(4 * POWER([.C7];2))+4+(8 * [.C7]))/8" office:value-type="float" office:value="0.993808038990422" calcext:value-type="float">
            <text:p>0.99380803899042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(POWER([.B8]; 2)-[.C8]+0.5)/2" office:value-type="float" office:value="-0.2222128091143" calcext:value-type="float">
            <text:p>-0.2222128091143</text:p>
          </table:table-cell>
          <table:table-cell table:formula="of:=(-POWER([.B9];2)-(4 * POWER([.C8];2))+4+(8 * [.C8]))/8" office:value-type="float" office:value="0.993808513242619" calcext:value-type="float">
            <text:p>0.9938085132426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(POWER([.B9]; 2)-[.C9]+0.5)/2" office:value-type="float" office:value="-0.222214990354076" calcext:value-type="float">
            <text:p>-0.222214990354076</text:p>
          </table:table-cell>
          <table:table-cell table:formula="of:=(-POWER([.B10];2)-(4 * POWER([.C9];2))+4+(8 * [.C9]))/8" office:value-type="float" office:value="0.993808395003609" calcext:value-type="float">
            <text:p>0.993808395003609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_k</text:p>
          </table:table-cell>
          <table:table-cell office:value-type="string" calcext:value-type="string">
            <text:p>y_k</text:p>
          </table:table-cell>
          <table:table-cell office:value-type="string" calcext:value-type="string">
            <text:p>E_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Sx_k</text:p>
          </table:table-cell>
          <table:table-cell office:value-type="string" calcext:value-type="string">
            <text:p>Sy_k</text:p>
          </table:table-cell>
          <table:table-cell office:value-type="string" calcext:value-type="string">
            <text:p>E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POWER([.F3];2)-[.F2]+1)" office:value-type="float" office:value="0.741619848709566" calcext:value-type="float">
            <text:p>0.741619848709566</text:p>
          </table:table-cell>
          <table:table-cell table:formula="of:=((3 * [.F3])+SIN(POWER([.F2];2)))/4" office:value-type="float" office:value="0.49265647204279" calcext:value-type="float">
            <text:p>0.4926564720427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7" calcext:value-type="float">
            <text:p>0.7</text:p>
          </table:table-cell>
          <table:table-cell table:formula="of:=SQRT(POWER([.F3];2)-[.F2]+1)" office:value-type="float" office:value="0.741619848709566" calcext:value-type="float">
            <text:p>0.741619848709566</text:p>
          </table:table-cell>
          <table:table-cell table:formula="of:=((3 * [.F3]) + SIN(POWER([.G2];2)))/4" office:value-type="float" office:value="0.505671807232665" calcext:value-type="float">
            <text:p>0.5056718072326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POWER([.C2];2)-[.B2]+1)" office:value-type="float" office:value="0.707877496983822" calcext:value-type="float">
            <text:p>0.707877496983822</text:p>
          </table:table-cell>
          <table:table-cell table:formula="of:=((3 * [.C2])+SIN(POWER([.B2];2)))/4" office:value-type="float" office:value="0.500164161264757" calcext:value-type="float">
            <text:p>0.50016416126475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table:formula="of:=SQRT(POWER([.H2];2)-[.G2]+1)" office:value-type="float" office:value="0.71699660244689" calcext:value-type="float">
            <text:p>0.71699660244689</text:p>
          </table:table-cell>
          <table:table-cell table:formula="of:=((3 * [.H2]) + SIN(POWER([.G3];2)))/4" office:value-type="float" office:value="0.502188246866414" calcext:value-type="float">
            <text:p>0.5021882468664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POWER([.C3];2)-[.B3]+1)" office:value-type="float" office:value="0.736401175467459" calcext:value-type="float">
            <text:p>0.736401175467459</text:p>
          </table:table-cell>
          <table:table-cell table:formula="of:=((3 * [.C3])+SIN(POWER([.B3];2)))/4" office:value-type="float" office:value="0.495218696356757" calcext:value-type="float">
            <text:p>0.495218696356757</text:p>
          </table:table-cell>
          <table:table-cell table:number-columns-repeated="3"/>
          <table:table-cell table:formula="of:=SQRT(POWER([.H3];2)-[.G3]+1)" office:value-type="float" office:value="0.731571208320743" calcext:value-type="float">
            <text:p>0.731571208320743</text:p>
          </table:table-cell>
          <table:table-cell table:formula="of:=((3 * [.H3]) + SIN(POWER([.G4];2)))/4" office:value-type="float" office:value="0.504143688800966" calcext:value-type="float">
            <text:p>0.5041436888009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POWER([.C4];2)-[.B4]+1)" office:value-type="float" office:value="0.71333048564731" calcext:value-type="float">
            <text:p>0.71333048564731</text:p>
          </table:table-cell>
          <table:table-cell table:formula="of:=((3 * [.C4])+SIN(POWER([.B4];2)))/4" office:value-type="float" office:value="0.500438012434176" calcext:value-type="float">
            <text:p>0.500438012434176</text:p>
          </table:table-cell>
          <table:table-cell table:number-columns-repeated="3"/>
          <table:table-cell table:formula="of:=SQRT(POWER([.H4];2)-[.G4]+1)" office:value-type="float" office:value="0.72290362472262" calcext:value-type="float">
            <text:p>0.72290362472262</text:p>
          </table:table-cell>
          <table:table-cell table:formula="of:=((3 * [.H4]) + SIN(POWER([.G5];2)))/4" office:value-type="float" office:value="0.50288922102899" calcext:value-type="float">
            <text:p>0.502889221028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POWER([.C5];2)-[.B5]+1)" office:value-type="float" office:value="0.732876332433896" calcext:value-type="float">
            <text:p>0.732876332433896</text:p>
          </table:table-cell>
          <table:table-cell table:formula="of:=((3 * [.C5])+SIN(POWER([.B5];2)))/4" office:value-type="float" office:value="0.497119726431868" calcext:value-type="float">
            <text:p>0.497119726431868</text:p>
          </table:table-cell>
          <table:table-cell table:number-columns-repeated="3"/>
          <table:table-cell table:formula="of:=SQRT(POWER([.H5];2)-[.G5]+1)" office:value-type="float" office:value="0.728006829572721" calcext:value-type="float">
            <text:p>0.728006829572721</text:p>
          </table:table-cell>
          <table:table-cell table:formula="of:=((3 * [.H5]) + SIN(POWER([.G6];2)))/4" office:value-type="float" office:value="0.503548944760137" calcext:value-type="float">
            <text:p>0.5035489447601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POWER([.C6];2)-[.B6]+1)" office:value-type="float" office:value="0.717113442890174" calcext:value-type="float">
            <text:p>0.717113442890174</text:p>
          </table:table-cell>
          <table:table-cell table:formula="of:=((3 * [.C6])+SIN(POWER([.B6];2)))/4" office:value-type="float" office:value="0.500753072282569" calcext:value-type="float">
            <text:p>0.500753072282569</text:p>
          </table:table-cell>
          <table:table-cell table:number-columns-repeated="3"/>
          <table:table-cell table:formula="of:=SQRT(POWER([.H6];2)-[.G6]+1)" office:value-type="float" office:value="0.724951522652603" calcext:value-type="float">
            <text:p>0.724951522652603</text:p>
          </table:table-cell>
          <table:table-cell table:formula="of:=((3 * [.H6]) + SIN(POWER([.G7];2)))/4" office:value-type="float" office:value="0.503084941457667" calcext:value-type="float">
            <text:p>0.5030849414576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POWER([.C7];2)-[.B7]+1)" office:value-type="float" office:value="0.73050680798351" calcext:value-type="float">
            <text:p>0.73050680798351</text:p>
          </table:table-cell>
          <table:table-cell table:formula="of:=((3 * [.C7])+SIN(POWER([.B7];2)))/4" office:value-type="float" office:value="0.498535669818231" calcext:value-type="float">
            <text:p>0.498535669818231</text:p>
          </table:table-cell>
          <table:table-cell table:number-columns-repeated="3"/>
          <table:table-cell table:formula="of:=SQRT(POWER([.H7];2)-[.G7]+1)" office:value-type="float" office:value="0.726734432697984" calcext:value-type="float">
            <text:p>0.726734432697984</text:p>
          </table:table-cell>
          <table:table-cell table:formula="of:=((3 * [.H7]) + SIN(POWER([.G8];2)))/4" office:value-type="float" office:value="0.503296251637597" calcext:value-type="float">
            <text:p>0.5032962516375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POWER([.C8];2)-[.B8]+1)" office:value-type="float" office:value="0.719743708619674" calcext:value-type="float">
            <text:p>0.719743708619674</text:p>
          </table:table-cell>
          <table:table-cell table:formula="of:=((3 * [.C8])+SIN(POWER([.B8];2)))/4" office:value-type="float" office:value="0.501069445398754" calcext:value-type="float">
            <text:p>0.501069445398754</text:p>
          </table:table-cell>
          <table:table-cell table:number-columns-repeated="3"/>
          <table:table-cell table:formula="of:=SQRT(POWER([.H8];2)-[.G8]+1)" office:value-type="float" office:value="0.725653280992012" calcext:value-type="float">
            <text:p>0.725653280992012</text:p>
          </table:table-cell>
          <table:table-cell table:formula="of:=((3 * [.H8]) + SIN(POWER([.G9];2)))/4" office:value-type="float" office:value="0.503115505123783" calcext:value-type="float">
            <text:p>0.5031155051237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POWER([.C9];2)-[.B9]+1)" office:value-type="float" office:value="0.728921724530516" calcext:value-type="float">
            <text:p>0.728921724530516</text:p>
          </table:table-cell>
          <table:table-cell table:formula="of:=((3 * [.C9])+SIN(POWER([.B9];2)))/4" office:value-type="float" office:value="0.499594695321189" calcext:value-type="float">
            <text:p>0.499594695321189</text:p>
          </table:table-cell>
          <table:table-cell table:number-columns-repeated="3"/>
          <table:table-cell table:formula="of:=SQRT(POWER([.H9];2)-[.G9]+1)" office:value-type="float" office:value="0.726272628221626" calcext:value-type="float">
            <text:p>0.726272628221626</text:p>
          </table:table-cell>
          <table:table-cell table:formula="of:=((3 * [.H9]) + SIN(POWER([.G10];2)))/4" office:value-type="float" office:value="0.503174251799632" calcext:value-type="float">
            <text:p>0.5031742517996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POWER([.C10];2)-[.B10]+1)" office:value-type="float" office:value="0.721576839333522" calcext:value-type="float">
            <text:p>0.721576839333522</text:p>
          </table:table-cell>
          <table:table-cell table:formula="of:=((3 * [.C10])+SIN(POWER([.B10];2)))/4" office:value-type="float" office:value="0.50136545591981" calcext:value-type="float">
            <text:p>0.50136545591981</text:p>
          </table:table-cell>
          <table:table-cell table:number-columns-repeated="3"/>
          <table:table-cell table:formula="of:=SQRT(POWER([.H10];2)-[.G10]+1)" office:value-type="float" office:value="0.725886836533419" calcext:value-type="float">
            <text:p>0.725886836533419</text:p>
          </table:table-cell>
          <table:table-cell table:formula="of:=((3 * [.H10]) + SIN(POWER([.G11];2)))/4" office:value-type="float" office:value="0.503097270626397" calcext:value-type="float">
            <text:p>0.5030972706263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POWER([.C11];2)-[.B11]+1)" office:value-type="float" office:value="0.727867076502404" calcext:value-type="float">
            <text:p>0.727867076502404</text:p>
          </table:table-cell>
          <table:table-cell table:formula="of:=((3 * [.C11])+SIN(POWER([.B11];2)))/4" office:value-type="float" office:value="0.500390138126494" calcext:value-type="float">
            <text:p>0.500390138126494</text:p>
          </table:table-cell>
          <table:table-cell table:number-columns-repeated="3"/>
          <table:table-cell table:formula="of:=SQRT(POWER([.H11];2)-[.G11]+1)" office:value-type="float" office:value="0.726099185496246" calcext:value-type="float">
            <text:p>0.726099185496246</text:p>
          </table:table-cell>
          <table:table-cell table:formula="of:=((3 * [.H11]) + SIN(POWER([.G12];2)))/4" office:value-type="float" office:value="0.503106155631158" calcext:value-type="float">
            <text:p>0.5031061556311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POWER([.C12];2)-[.B12]+1)" office:value-type="float" office:value="0.722857671904952" calcext:value-type="float">
            <text:p>0.722857671904952</text:p>
          </table:table-cell>
          <table:table-cell table:formula="of:=((3 * [.C12])+SIN(POWER([.B12];2)))/4" office:value-type="float" office:value="0.501630742515874" calcext:value-type="float">
            <text:p>0.501630742515874</text:p>
          </table:table-cell>
          <table:table-cell table:number-columns-repeated="3"/>
          <table:table-cell table:formula="of:=SQRT(POWER([.H12];2)-[.G12]+1)" office:value-type="float" office:value="0.725959102386434" calcext:value-type="float">
            <text:p>0.725959102386434</text:p>
          </table:table-cell>
          <table:table-cell table:formula="of:=((3 * [.H12]) + SIN(POWER([.G13];2)))/4" office:value-type="float" office:value="0.503068869839931" calcext:value-type="float">
            <text:p>0.5030688698399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32:11.042294383</meta:creation-date>
    <dc:date>2023-02-08T10:48:10.551324331</dc:date>
    <meta:editing-duration>PT1H16M</meta:editing-duration>
    <meta:editing-cycles>2</meta:editing-cycles>
    <meta:generator>LibreOffice/7.5.0.3$Linux_X86_64 LibreOffice_project/50$Build-3</meta:generator>
    <meta:document-statistic meta:table-count="2" meta:cell-count="105" meta:object-count="0"/>
  </office:meta>
</office:document-meta>
</file>